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Factory.FtpCli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tpClientFactory.createConnection( String hostname , int port , char [ ] username , char [ ] password , String workingDirectory , FileSystemOptions fileSystemOptions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09">
            <text:p text:style-name="Table_20_Contents">1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